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3_06-32-26_000.jpg</text:p>
          </table:table-cell>
          <table:table-cell table:style-name="ce15" office:value-type="string">
            <text:p>:m other / 記録　文書 / @自室 / 朝、体操 / パターン / ランニング / version=2</text:p>
          </table:table-cell>
          <table:table-cell table:style-name="ce3"/>
          <table:table-cell table:style-name="ce3"/>
          <table:table-cell table:style-name="ce3" office:value-type="string">
            <text:p>N-35-35-28.86 E-139-34-49.87</text:p>
          </table:table-cell>
          <table:table-cell table:style-name="ce27" table:formula="of:=IF([.E2]=&quot;&quot;;[.C2];CONCATENATE([.C2];&quot; / &quot;;[.E2]))" office:value-type="string" office:string-value=":m other / 記録　文書 / @自室 / 朝、体操 / パターン / ランニング / version=2">
            <text:p>:m other / 記録　文書 / @自室 / 朝、体操 / パターン / ランニング / version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7_07-58-28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3.1 E-139-34-37.57</text:p>
          </table:table-cell>
          <table:table-cell table:style-name="ce27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7_09-58-27_000.jpg</text:p>
          </table:table-cell>
          <table:table-cell table:style-name="ce15" office:value-type="string">
            <text:p>:m 食べた物　間食 / 味噌スープ</text:p>
          </table:table-cell>
          <table:table-cell table:style-name="ce20"/>
          <table:table-cell table:style-name="ce3"/>
          <table:table-cell table:style-name="ce3" office:value-type="string">
            <text:p>N-35-35-3.14 E-139-34-37.62</text:p>
          </table:table-cell>
          <table:table-cell table:style-name="ce27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7_11-01-47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23.42 E-139-34-51.41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7_17-18-53_000.jpg</text:p>
          </table:table-cell>
          <table:table-cell table:style-name="ce15" office:value-type="string">
            <text:p>:m 1-2*3 RES / 245 / 『古典場から量子場への道』　高橋康 / p.107</text:p>
          </table:table-cell>
          <table:table-cell table:style-name="ce19"/>
          <table:table-cell table:style-name="ce3"/>
          <table:table-cell table:style-name="ce3" office:value-type="string">
            <text:p>N-35-35-28.45 E-139-34-49.54</text:p>
          </table:table-cell>
          <table:table-cell table:style-name="ce27" table:formula="of:=IF([.E6]=&quot;&quot;;[.C6];CONCATENATE([.C6];&quot; / &quot;;[.E6]))" office:value-type="string" office:string-value=":m 1-2*3 RES / 245 / 『古典場から量子場への道』　高橋康 / p.107">
            <text:p>:m 1-2*3 RES / 245 / 『古典場から量子場への道』　高橋康 / p.10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7_17-19-16_000.jpg</text:p>
          </table:table-cell>
          <table:table-cell table:style-name="ce15" office:value-type="string">
            <text:p>:m 3*3 RES / 245 / 『古典場から量子場への道』　高橋康 / p.107</text:p>
          </table:table-cell>
          <table:table-cell table:style-name="ce12"/>
          <table:table-cell table:style-name="ce3"/>
          <table:table-cell table:style-name="ce3" office:value-type="string">
            <text:p>N-35-35-28.72 E-139-34-49.49</text:p>
          </table:table-cell>
          <table:table-cell table:style-name="ce27" table:formula="of:=IF([.E7]=&quot;&quot;;[.C7];CONCATENATE([.C7];&quot; / &quot;;[.E7]))" office:value-type="string" office:string-value=":m 3*3 RES / 245 / 『古典場から量子場への道』　高橋康 / p.107">
            <text:p>:m 3*3 RES / 245 / 『古典場から量子場への道』　高橋康 / p.10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17_18-43-12_000.jpg</text:p>
          </table:table-cell>
          <table:table-cell table:style-name="ce15" office:value-type="string">
            <text:p>:m music / log / gt / || s.1:f-94.n,R=1 || s.2:f-94.n,patt-1:melody,R=2 || s.3:rs-33.n,for=harmony(hm),k.B7+2,R=3 || s.4:et-6,r,patt-26(1),for=flamenco:strokes-backward,score~ || s.5:et-6,r,patt-25(2),for=flamenco:rasgueado,t.105,score+,R=4</text:p>
          </table:table-cell>
          <table:table-cell table:style-name="ce14"/>
          <table:table-cell table:style-name="ce3"/>
          <table:table-cell table:style-name="ce3" office:value-type="string">
            <text:p>N-35-35-27.67 E-139-34-51.58</text:p>
          </table:table-cell>
          <table:table-cell table:style-name="ce27" table:formula="of:=IF([.E8]=&quot;&quot;;[.C8];CONCATENATE([.C8];&quot; / &quot;;[.E8]))" office:value-type="string" office:string-value=":m music / log / gt / || s.1:f-94.n,R=1 || s.2:f-94.n,patt-1:melody,R=2 || s.3:rs-33.n,for=harmony(hm),k.B7+2,R=3 || s.4:et-6,r,patt-26(1),for=flamenco:strokes-backward,score~ || s.5:et-6,r,patt-25(2),for=flamenco:rasgueado,t.105,score+,R=4">
            <text:p>:m music / log / gt / || s.1:f-94.n,R=1 || s.2:f-94.n,patt-1:melody,R=2 || s.3:rs-33.n,for=harmony(hm),k.B7+2,R=3 || s.4:et-6,r,patt-26(1),for=flamenco:strokes-backward,score~ || s.5:et-6,r,patt-25(2),for=flamenco:rasgueado,t.105,score+,R=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8_00-40-25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6 E-139-34-49.38</text:p>
          </table:table-cell>
          <table:table-cell table:style-name="ce27" table:formula="of:=IF([.E9]=&quot;&quot;;[.C9];CONCATENATE([.C9];&quot; / &quot;;[.E9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8_10-14-27_000.jpg</text:p>
          </table:table-cell>
          <table:table-cell table:style-name="ce15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1.24 E-139-34-43.01</text:p>
          </table:table-cell>
          <table:table-cell table:style-name="ce27"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19_14-08-19_000.m4a</text:p>
          </table:table-cell>
          <table:table-cell table:style-name="ce6" office:value-type="string">
            <text:p>:VOICE-MEMO / @自室 / 記録 / guitar,gt / g-0819-1 / f-23.N R=1</text:p>
          </table:table-cell>
          <table:table-cell table:style-name="ce12"/>
          <table:table-cell table:style-name="ce3"/>
          <table:table-cell table:style-name="ce3"/>
          <table:table-cell table:style-name="ce27" table:formula="of:=IF([.E11]=&quot;&quot;;[.C11];CONCATENATE([.C11];&quot; / &quot;;[.E11]))" office:value-type="string" office:string-value=":VOICE-MEMO / @自室 / 記録 / guitar,gt / g-0819-1 / f-23.N R=1">
            <text:p>:VOICE-MEMO / @自室 / 記録 / guitar,gt / g-0819-1 / f-23.N R=1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19_14-47-08_000.m4a</text:p>
          </table:table-cell>
          <table:table-cell table:style-name="ce6" office:value-type="string">
            <text:p>:VOICE-MEMO / @自室 / 記録 / guitar,gt / g-0819-2 / c.p.-4.N k.G?,R=2,cp=IV-I(?)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室 / 記録 / guitar,gt / g-0819-2 / c.p.-4.N k.G?,R=2,cp=IV-I(?)">
            <text:p>:VOICE-MEMO / @自室 / 記録 / guitar,gt / g-0819-2 / c.p.-4.N k.G?,R=2,cp=IV-I(?)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19_14-59-39_000.m4a</text:p>
          </table:table-cell>
          <table:table-cell table:style-name="ce6" office:value-type="string">
            <text:p>:VOICE-MEMO / @自室 / 記録 / guitar,gt / g-0819-3 / ch-13.N R=3,pitch=L5-1-5:1-4-8,k.A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室 / 記録 / guitar,gt / g-0819-3 / ch-13.N R=3,pitch=L5-1-5:1-4-8,k.A">
            <text:p>:VOICE-MEMO / @自室 / 記録 / guitar,gt / g-0819-3 / ch-13.N R=3,pitch=L5-1-5:1-4-8,k.A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19_15-01-06_000.m4a</text:p>
          </table:table-cell>
          <table:table-cell table:style-name="ce6" office:value-type="string">
            <text:p>:VOICE-MEMO / @自室 / 記録 / guitar,gt / g-0819-4 / c.p.-3.N R=4,cp=C6-Bf6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19-4 / c.p.-3.N R=4,cp=C6-Bf6">
            <text:p>:VOICE-MEMO / @自室 / 記録 / guitar,gt / g-0819-4 / c.p.-3.N R=4,cp=C6-Bf6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19_15-03-14_000.m4a</text:p>
          </table:table-cell>
          <table:table-cell table:style-name="ce6" office:value-type="string">
            <text:p>:VOICE-MEMO / @自室 / 記録 / guitar,gt / g-0819-5 / ch-12.N R=5,k.C?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19-5 / ch-12.N R=5,k.C?">
            <text:p>:VOICE-MEMO / @自室 / 記録 / guitar,gt / g-0819-5 / ch-12.N R=5,k.C?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19_22-06-32_000.m4a</text:p>
          </table:table-cell>
          <table:table-cell table:style-name="ce6" office:value-type="string">
            <text:p>:VOICE-MEMO / @自宅 / diary / 記録 / 短パンを洗った、気持ちいい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宅 / diary / 記録 / 短パンを洗った、気持ちいい">
            <text:p>:VOICE-MEMO / @自宅 / diary / 記録 / 短パンを洗った、気持ちいい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2_06-08-56_000.m4a</text:p>
          </table:table-cell>
          <table:table-cell table:style-name="ce6" office:value-type="string">
            <text:p>:VOICE-MEMO / @自宅 / diary / 見た夢 / 駅のベンチ、コート掛けている、ベンチを持っていこうとする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宅 / diary / 見た夢 / 駅のベンチ、コート掛けている、ベンチを持っていこうとする">
            <text:p>:VOICE-MEMO / @自宅 / diary / 見た夢 / 駅のベンチ、コート掛けている、ベンチを持っていこうとする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2_06-08-56_001.m4a</text:p>
          </table:table-cell>
          <table:table-cell table:style-name="ce6" office:value-type="string">
            <text:p>-*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-*">
            <text:p>-*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2_08-34-18_000.m4a</text:p>
          </table:table-cell>
          <table:table-cell table:style-name="ce6" office:value-type="string">
            <text:p>:VOICE-MEMO / @自宅 / diary / 記録 / 身体 / 腸 / 痛み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宅 / diary / 記録 / 身体 / 腸 / 痛み">
            <text:p>:VOICE-MEMO / @自宅 / diary / 記録 / 身体 / 腸 / 痛み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2_08-38-38_000.m4a</text:p>
          </table:table-cell>
          <table:table-cell table:style-name="ce6" office:value-type="string">
            <text:p>:VOICE-MEMO / @自宅 / diary / 初めて / 腹筋のマッサージ / 矢上さんの本による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宅 / diary / 初めて / 腹筋のマッサージ / 矢上さんの本による">
            <text:p>:VOICE-MEMO / @自宅 / diary / 初めて / 腹筋のマッサージ / 矢上さんの本によ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13_08-13-29_000.m4a</text:p>
          </table:table-cell>
          <table:table-cell table:style-name="ce6" office:value-type="string">
            <text:p>:VOICE-MEMO / @自室 / 知りたい / 高橋康さんの本、数式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知りたい / 高橋康さんの本、数式">
            <text:p>:VOICE-MEMO / @自室 / 知りたい / 高橋康さんの本、数式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3_17-59-31_000.m4a</text:p>
          </table:table-cell>
          <table:table-cell table:style-name="ce6" office:value-type="string">
            <text:p>:VOICE-MEMO / @自宅 / diary / 初めて / 東和の仕事の準備、替え用のズボンを入れない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宅 / diary / 初めて / 東和の仕事の準備、替え用のズボンを入れない">
            <text:p>:VOICE-MEMO / @自宅 / diary / 初めて / 東和の仕事の準備、替え用のズボンを入れない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3_21-51-22_000.m4a</text:p>
          </table:table-cell>
          <table:table-cell table:style-name="ce6" office:value-type="string">
            <text:p>:VOICE-MEMO / @自宅 / 思ったこと / どうしようもない悲しみは、音楽では包みきれない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宅 / 思ったこと / どうしようもない悲しみは、音楽では包みきれない">
            <text:p>:VOICE-MEMO / @自宅 / 思ったこと / どうしようもない悲しみは、音楽では包みきれない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7_17-35-22_000.mov</text:p>
          </table:table-cell>
          <table:table-cell table:style-name="ce6" office:value-type="string">
            <text:p>:VIDEO / @自宅 / メモ / guitar,gt / 演奏、play / g-1217-1 / f-94.n R=1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IDEO / @自宅 / メモ / guitar,gt / 演奏、play / g-1217-1 / f-94.n R=1">
            <text:p>:VIDEO / @自宅 / メモ / guitar,gt / 演奏、play / g-1217-1 / f-94.n 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7_17-39-45_000.mov</text:p>
          </table:table-cell>
          <table:table-cell table:style-name="ce6" office:value-type="string">
            <text:p>:VIDEO / @自宅 / メモ / guitar,gt / 演奏、play / g-1217-2 / f-94.n patt-1:melody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IDEO / @自宅 / メモ / guitar,gt / 演奏、play / g-1217-2 / f-94.n patt-1:melody,R=2">
            <text:p>:VIDEO / @自宅 / メモ / guitar,gt / 演奏、play / g-1217-2 / f-94.n patt-1:melody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7_17-58-26_000.mov</text:p>
          </table:table-cell>
          <table:table-cell table:style-name="ce6" office:value-type="string">
            <text:p>:VIDEO / @自宅 / メモ / guitar,gt / 演奏、play / g-1217-3 / rs-33.n for=harmony(hm),k.B7+2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IDEO / @自宅 / メモ / guitar,gt / 演奏、play / g-1217-3 / rs-33.n for=harmony(hm),k.B7+2,R=3">
            <text:p>:VIDEO / @自宅 / メモ / guitar,gt / 演奏、play / g-1217-3 / rs-33.n for=harmony(hm),k.B7+2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17_18-30-57_000.mov</text:p>
          </table:table-cell>
          <table:table-cell table:style-name="ce6" office:value-type="string">
            <text:p>:VIDEO / @自宅 / メモ / guitar,gt / 演奏、play / g-1217-4 / et-6 r,patt-25(2),for=flamenco:rasgueado,t.105,score+,R=4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IDEO / @自宅 / メモ / guitar,gt / 演奏、play / g-1217-4 / et-6 r,patt-25(2),for=flamenco:rasgueado,t.105,score+,R=4">
            <text:p>:VIDEO / @自宅 / メモ / guitar,gt / 演奏、play / g-1217-4 / et-6 r,patt-25(2),for=flamenco:rasgueado,t.105,score+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7">
            <text:p>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7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4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8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2019/12/18</text:date>, <text:time>14:2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8T14:25:50.22</dc:date>
    <dc:creator>iwabuchi ken</dc:creator>
    <meta:editing-duration>P14DT19H10M35S</meta:editing-duration>
    <meta:editing-cycles>5943</meta:editing-cycles>
    <meta:document-statistic meta:table-count="1" meta:cell-count="764" meta:object-count="0"/>
  </office:meta>
</office:document-meta>
</file>